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in" fo:margin-right="0in" fo:margin-top="0in" fo:margin-bottom="0.0835in" style:line-height-at-least="0.2189in" fo:widows="1" fo:text-indent="0in" style:auto-text-indent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name-complex="Times New Roman" style:font-size-complex="14pt"/>
    </style:style>
    <style:style style:name="P4" style:family="paragraph" style:parent-style-name="Standard">
      <style:paragraph-properties fo:margin-left="0in" fo:margin-right="0in" fo:margin-top="0in" fo:margin-bottom="0.0835in" style:line-height-at-least="0.2189in" fo:widows="1" fo:text-indent="0.3937in" style:auto-text-indent="fals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name-complex="Times New Roman" style:font-size-complex="14pt"/>
    </style:style>
    <style:style style:name="P5" style:family="paragraph" style:parent-style-name="Standard">
      <style:paragraph-properties fo:margin-top="0in" fo:margin-bottom="0.0835in"/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margin-top="0in" fo:margin-bottom="0.0835in"/>
      <style:text-properties style:font-name="Times New Roman" fo:font-size="14pt" fo:language="uk" fo:country="UA" style:font-size-asian="14pt" style:font-name-complex="Times New Roman" style:font-size-complex="14pt"/>
    </style:style>
    <style:style style:name="T1" style:family="text">
      <style:text-properties fo:color="#000000"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color="#000000" style:font-name="Times New Roman" fo:font-size="14pt" fo:background-color="transparent" style:font-size-asian="14pt" style:font-size-complex="14pt"/>
    </style:style>
    <style:style style:name="T3" style:family="text">
      <style:text-properties fo:color="#000000" style:font-name="Times New Roman" fo:font-size="14pt" fo:language="uk" fo:country="UA" fo:background-color="transparent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fo:background-color="transparent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6" style:family="text">
      <style:text-properties fo:font-variant="normal" fo:text-transform="none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7" style:family="text">
      <style:text-properties fo:font-variant="normal" fo:text-transform="none" style:font-name="Times New Roman" fo:font-size="14pt" fo:letter-spacing="normal" fo:language="uk" fo:country="UA" fo:font-style="normal" fo:font-weight="normal" fo:background-color="transparent" style:font-size-asian="14pt" style:font-size-complex="14pt"/>
    </style:style>
    <style:style style:name="T8" style:family="text">
      <style:text-properties fo:font-variant="normal" fo:text-transform="none" style:font-name="Times New Roman" fo:letter-spacing="normal" fo:language="uk" fo:country="UA" fo:font-style="normal" fo:font-weight="normal" fo:background-color="transparent"/>
    </style:style>
    <style:style style:name="T9" style:family="text">
      <style:text-properties fo:font-variant="normal" fo:text-transform="none" style:font-name="Times New Roman" fo:font-size="14pt" fo:letter-spacing="normal" fo:language="uk" fo:country="UA" fo:font-style="normal" fo:font-weight="bold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0" style:family="text">
      <style:text-properties fo:font-variant="normal" fo:text-transform="none" style:font-name="Times New Roman" fo:font-size="14pt" fo:letter-spacing="normal" fo:language="uk" fo:country="UA" fo:font-style="normal" fo:font-weight="normal" fo:background-color="transparent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1" style:family="text">
      <style:text-properties fo:font-variant="normal" fo:text-transform="none" fo:letter-spacing="normal" fo:language="uk" fo:country="UA" fo:font-style="normal" fo:font-weight="normal" fo:background-color="transparent"/>
    </style:style>
    <style:style style:name="T12" style:family="text">
      <style:text-properties style:font-name="Times New Roman" fo:font-size="12pt" fo:language="uk" fo:country="UA" fo:font-weight="normal" fo:background-color="transparent" style:font-size-asian="12pt" style:language-asian="zxx" style:country-asian="none" style:font-weight-asian="normal" style:font-name-complex="Times New Roman" style:font-size-complex="32pt" style:language-complex="zxx" style:country-complex="none" style:font-weight-complex="normal"/>
    </style:style>
    <style:style style:name="T13" style:family="text">
      <style:text-properties style:font-name="Times New Roman" fo:font-size="12pt" fo:language="uk" fo:country="UA" fo:font-weight="bold" fo:background-color="transparent" style:font-size-asian="12pt" style:language-asian="zxx" style:country-asian="none" style:font-weight-asian="bold" style:font-name-complex="Times New Roman" style:font-size-complex="32pt" style:language-complex="zxx" style:country-complex="none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language="uk" fo:country="UA" fo:font-weight="bold" fo:background-color="transparent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6" style:family="text">
      <style:text-properties style:font-name="Times New Roman" fo:font-size="14pt" fo:background-color="transparent" style:font-size-asian="14pt" style:font-size-complex="14pt"/>
    </style:style>
    <style:style style:name="T17" style:family="text">
      <style:text-properties style:font-name="Times New Roman" fo:font-size="14pt" fo:language="uk" fo:country="UA" fo:background-color="transparent" style:font-size-asian="14pt" style:font-size-complex="14pt"/>
    </style:style>
    <style:style style:name="T18" style:family="text">
      <style:text-properties style:font-name="Times New Roman" fo:background-color="transparent"/>
    </style:style>
    <style:style style:name="T19" style:family="text">
      <style:text-properties style:font-name="Times New Roman" fo:language="uk" fo:country="UA" fo:background-color="transparent"/>
    </style:style>
    <style:style style:name="T20" style:family="text">
      <style:text-properties fo:background-color="transparent"/>
    </style:style>
    <style:style style:name="T21" style:family="text">
      <style:text-properties fo:language="uk" fo:country="UA" fo:background-color="transparent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9.7 </text:span><text:span text:style-name="T13">НД ТЗІ 2.5-004-99 </text:span><text:span text:style-name="T10">Автоматизована система (АС) – організаційно-технічна система, що реалізує інформаційну технологію й об’єднує засоби обчислювальної техніки й зв’язку, методи та процедури, програмне забезпечення, фізичне середовище, персонал та інформацію, яка обробляється.</text:span></text:p>
      <text:p text:style-name="P2"><text:span text:style-name="T11">За сукупністю характеристик АС виділено три ієрархічні класи:</text:span></text:p>
      <text:p text:style-name="P4">Клас «1» — одномашинний однокористувачевий комплекс, <text:s/>який обробляє інформацію однієї або кількох категорій <text:s/>конфіденційності. <text:s/>Приклад — автономна персональна ЕОМ, доступ до якої контролюється з використанням організаційних заходів.</text:p>
      <text:p text:style-name="P4">Клас «2» — локалізований багатомашинний багатокористувачевий комплекс, який обробляє інформацію різних категорій конфіденційності. Приклад <text:s/>— <text:s/>ЛОМ.</text:p>
      <text:p text:style-name="P4">Клас «3» — розподілений багатомашинний багатокористувачевий комплекс, <text:s/>який <text:s/>обробляє інформацію різних категорій конфіденційності. Приклад — <text:s/>глобальна мережа.</text:p>
      <text:p text:style-name="P4">В межах кожного класу АС класифікуються на підставі вимог до забезпечення певних властивостей інформації. З точки зору безпеки інформація характеризується трьома властивостями: конфіденційністю(К), цілісністю(Ц) і доступністю(Д). В зв’язку з цим, в кожному класі АС виділяються такі підкласи: </text:p>
      <text:p text:style-name="P3"><text:tab/>666!!!{шаблон}!!666 автоматизована система, в якій підвищені вимоги до <text:s/>забезпечення <text:span text:style-name="T14">К</text:span> оброблюваної інформації (підкласи «х. <text:span text:style-name="T14">К</text:span>»); і так <text:span text:style-name="T14">усі</text:span> К, Ц, Д, КЦ, КД, ЦД, КЦД</text:p>
      <text:p text:style-name="P2"><text:span text:style-name="T21"/></text:p>
      <text:p text:style-name="P6"><text:tab/>Стандартний функціональний профіль захищеності являє собою перелік мінімально необхідних рівнів послуг, які повинен реалізовувати КЗЗ обчислювальної системи АС, щоб задовольняти певні вимоги щодо захищеності інформації, яка обробляється в даній АС.</text:p>
      <text:p text:style-name="P5"><text:span text:style-name="T21"><text:tab/>Стандартні функціональні профілі будуються на підставі існуючих вимог щодо захисту певної інформації від певних загроз і відомих на сьогоднішній день функціональних послуг, що дозволяють протистояти даним загрозам і забезпечувати виконання вимог, які пред’являють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sans-serif"/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20:51:47</dc:date>
    <dc:creator>mark </dc:creator>
    <meta:editing-duration>PT39M47S</meta:editing-duration>
    <meta:editing-cycles>52</meta:editing-cycles>
    <meta:document-statistic meta:table-count="0" meta:image-count="0" meta:object-count="0" meta:page-count="1" meta:paragraph-count="9" meta:word-count="226" meta:character-count="1853" meta:non-whitespace-character-count="1623"/>
  </office:meta>
</office:document-meta>
</file>